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0.084cm" fo:min-width="0cm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0cm" fo:min-width="0.487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0cm" fo:min-width="1.3cm"/>
    </style:style>
    <style:style style:name="gr7" style:family="graphic" style:parent-style-name="standard">
      <style:graphic-properties draw:fill="solid" draw:fill-color="#729fcf" draw:textarea-horizontal-align="justify" draw:textarea-vertical-align="middle" draw:auto-grow-height="false" fo:min-height="0.15cm" fo:min-width="7.5cm"/>
    </style:style>
    <style:style style:name="gr8" style:family="graphic" style:parent-style-name="objectwithoutfill">
      <style:graphic-properties draw:marker-start="Symmetric_20_Arrow" draw:marker-end="Symmetric_20_Arrow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729fcf"/>
      <style:paragraph-properties fo:text-align="center"/>
    </style:style>
    <style:style style:name="P5" style:family="paragraph">
      <style:text-properties style:font-name="Liberation Serif"/>
    </style:style>
    <style:style style:name="P6" style:family="paragraph">
      <loext:graphic-properties draw:fill="none" draw:fill-color="#ffffff"/>
      <style:text-properties style:font-name="Liberation Serif"/>
    </style:style>
    <style:style style:name="T1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g>
          <draw:line draw:style-name="gr1" draw:text-style-name="P1" draw:layer="layout" svg:x1="10.7cm" svg:y1="11.3cm" svg:x2="14.7cm" svg:y2="11.3cm">
            <text:p/>
          </draw:line>
          <draw:line draw:style-name="gr2" draw:text-style-name="P1" draw:layer="layout" svg:x1="10.7cm" svg:y1="11.3cm" svg:x2="10.4cm" svg:y2="11.8cm">
            <text:p/>
          </draw:line>
          <draw:line draw:style-name="gr2" draw:text-style-name="P1" draw:layer="layout" svg:x1="14.7cm" svg:y1="11.3cm" svg:x2="14.4cm" svg:y2="11.8cm">
            <text:p/>
          </draw:line>
          <draw:line draw:style-name="gr2" draw:text-style-name="P1" draw:layer="layout" svg:x1="12.7cm" svg:y1="11.3cm" svg:x2="12.4cm" svg:y2="11.8cm">
            <text:p/>
          </draw:line>
          <draw:line draw:style-name="gr2" draw:text-style-name="P1" draw:layer="layout" svg:x1="11.7cm" svg:y1="11.3cm" svg:x2="11.4cm" svg:y2="11.8cm">
            <text:p/>
          </draw:line>
          <draw:line draw:style-name="gr2" draw:text-style-name="P1" draw:layer="layout" svg:x1="13.7cm" svg:y1="11.3cm" svg:x2="13.4cm" svg:y2="11.8cm">
            <text:p/>
          </draw:line>
          <draw:line draw:style-name="gr2" draw:text-style-name="P1" draw:layer="layout" svg:x1="11.2cm" svg:y1="11.3cm" svg:x2="10.9cm" svg:y2="11.8cm">
            <text:p/>
          </draw:line>
          <draw:line draw:style-name="gr2" draw:text-style-name="P1" draw:layer="layout" svg:x1="12.2cm" svg:y1="11.3cm" svg:x2="11.9cm" svg:y2="11.8cm">
            <text:p/>
          </draw:line>
          <draw:line draw:style-name="gr2" draw:text-style-name="P1" draw:layer="layout" svg:x1="13.2cm" svg:y1="11.3cm" svg:x2="12.9cm" svg:y2="11.8cm">
            <text:p/>
          </draw:line>
          <draw:line draw:style-name="gr2" draw:text-style-name="P1" draw:layer="layout" svg:x1="14.2cm" svg:y1="11.3cm" svg:x2="13.9cm" svg:y2="11.8cm">
            <text:p/>
          </draw:line>
        </draw:g>
        <draw:g>
          <draw:line draw:style-name="gr1" draw:text-style-name="P1" draw:layer="layout" svg:x1="6.56cm" svg:y1="9.779cm" svg:x2="10.56cm" svg:y2="9.779cm">
            <text:p/>
          </draw:line>
          <draw:line draw:style-name="gr2" draw:text-style-name="P1" draw:layer="layout" svg:x1="6.56cm" svg:y1="9.779cm" svg:x2="6.26cm" svg:y2="10.279cm">
            <text:p/>
          </draw:line>
          <draw:line draw:style-name="gr2" draw:text-style-name="P1" draw:layer="layout" svg:x1="10.56cm" svg:y1="9.779cm" svg:x2="10.26cm" svg:y2="10.279cm">
            <text:p/>
          </draw:line>
          <draw:line draw:style-name="gr2" draw:text-style-name="P1" draw:layer="layout" svg:x1="8.56cm" svg:y1="9.779cm" svg:x2="8.26cm" svg:y2="10.279cm">
            <text:p/>
          </draw:line>
          <draw:line draw:style-name="gr2" draw:text-style-name="P1" draw:layer="layout" svg:x1="7.56cm" svg:y1="9.779cm" svg:x2="7.26cm" svg:y2="10.279cm">
            <text:p/>
          </draw:line>
          <draw:line draw:style-name="gr2" draw:text-style-name="P1" draw:layer="layout" svg:x1="9.56cm" svg:y1="9.779cm" svg:x2="9.26cm" svg:y2="10.279cm">
            <text:p/>
          </draw:line>
          <draw:line draw:style-name="gr2" draw:text-style-name="P1" draw:layer="layout" svg:x1="7.06cm" svg:y1="9.779cm" svg:x2="6.76cm" svg:y2="10.279cm">
            <text:p/>
          </draw:line>
          <draw:line draw:style-name="gr2" draw:text-style-name="P1" draw:layer="layout" svg:x1="8.06cm" svg:y1="9.779cm" svg:x2="7.76cm" svg:y2="10.279cm">
            <text:p/>
          </draw:line>
          <draw:line draw:style-name="gr2" draw:text-style-name="P1" draw:layer="layout" svg:x1="9.06cm" svg:y1="9.779cm" svg:x2="8.76cm" svg:y2="10.279cm">
            <text:p/>
          </draw:line>
          <draw:line draw:style-name="gr2" draw:text-style-name="P1" draw:layer="layout" svg:x1="10.06cm" svg:y1="9.779cm" svg:x2="9.76cm" svg:y2="10.279cm">
            <text:p/>
          </draw:line>
        </draw:g>
        <draw:custom-shape draw:style-name="gr3" draw:text-style-name="P2" draw:layer="layout" svg:width="1cm" svg:height="1cm" svg:x="12.2cm" svg:y="10.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0.987cm" svg:height="0.1cm" draw:transform="rotate (0.973544656762437) translate (12.657cm 10.27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2cm" svg:height="0.2cm" svg:x="12.6cm" svg:y="10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8cm" svg:height="0.1cm" draw:transform="rotate (1.99735479598231) translate (13.145cm 9.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2cm" svg:height="0.2cm" svg:x="13.1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1cm" svg:x="8.06cm" svg:y="8.77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0.2cm" svg:height="0.2cm" svg:x="8.46cm" svg:y="8.6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8cm" svg:height="0.4cm" draw:transform="rotate (0.197396738400559) translate (4.6cm 9.068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2cm" svg:height="0.2cm" svg:x="12.4cm" svg:y="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" draw:text-style-name="P1" draw:layer="layout" svg:width="0.802cm" svg:height="0.999cm" draw:transform="rotate (1.5707963267949) translate (12.2cm 10.503cm)" svg:viewBox="0 0 803 1000" svg:d="M0 1000c900 0 800-1000 800-1000">
          <text:p/>
        </draw:path>
        <draw:path draw:style-name="gr8" draw:text-style-name="P1" draw:layer="layout" svg:width="1.399cm" svg:height="0.363cm" draw:transform="skewX (0.430049127691403) rotate (1.5707963267949) translate (9.236cm 8.93292319320851cm)" svg:viewBox="0 0 1400 364" svg:d="M0 364c1100 0 1400-364 1400-364">
          <text:p/>
        </draw:path>
        <draw:frame draw:style-name="gr9" draw:text-style-name="P6" draw:layer="layout" svg:width="3.3cm" svg:height="0.962cm" svg:x="13.8cm" svg:y="8.038cm">
          <draw:text-box>
            <text:p text:style-name="P5"><text:span text:style-name="T1">korbowód</text:span></text:p>
          </draw:text-box>
        </draw:frame>
        <draw:frame draw:style-name="gr9" draw:text-style-name="P6" draw:layer="layout" svg:width="2cm" svg:height="0.962cm" svg:x="14.8cm" svg:y="9.438cm">
          <draw:text-box>
            <text:p text:style-name="P5"><text:span text:style-name="T1">korba</text:span></text:p>
          </draw:text-box>
        </draw:frame>
        <draw:frame draw:style-name="gr9" draw:text-style-name="P6" draw:layer="layout" svg:width="2cm" svg:height="0.962cm" svg:x="9.2cm" svg:y="10.5cm">
          <draw:text-box>
            <text:p text:style-name="P5"><text:span text:style-name="T1">silnik</text:span></text:p>
          </draw:text-box>
        </draw:frame>
        <draw:line draw:style-name="gr10" draw:text-style-name="P1" draw:layer="layout" svg:x1="14cm" svg:y1="8.6cm" svg:x2="12.9cm" svg:y2="8.7cm">
          <text:p/>
        </draw:line>
        <draw:line draw:style-name="gr10" draw:text-style-name="P1" draw:layer="layout" svg:x1="15cm" svg:y1="9.9cm" svg:x2="13.1cm" svg:y2="9.9cm">
          <text:p/>
        </draw:line>
        <draw:line draw:style-name="gr10" draw:text-style-name="P1" draw:layer="layout" svg:x1="10.9cm" svg:y1="11cm" svg:x2="12.3cm" svg:y2="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4T09:50:46.633586813</meta:creation-date>
    <dc:date>2017-05-16T22:05:20.027473440</dc:date>
    <meta:editing-duration>PT1M21S</meta:editing-duration>
    <meta:editing-cycles>4</meta:editing-cycles>
    <meta:generator>LibreOffice/5.1.6.2$Linux_X86_64 LibreOffice_project/10m0$Build-2</meta:generator>
    <meta:document-statistic meta:object-count="39"/>
  </office:meta>
</office:document-meta>
</file>